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color="#355269" fo:font-weight="bold" style:font-weight-asian="bold" style:font-weight-complex="bold"/>
    </style:style>
    <style:style style:name="ce22" style:family="table-cell" style:parent-style-name="Default">
      <style:text-properties fo:color="#127622" fo:font-weight="bold" style:font-weight-asian="bold" style:font-weight-complex="bold"/>
    </style:style>
    <style:style style:name="ce23" style:family="table-cell" style:parent-style-name="Default">
      <style:text-properties fo:color="#c9211e" fo:font-weight="bold" style:font-weight-asian="bold" style:font-weight-complex="bold"/>
    </style:style>
    <style:style style:name="ce24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1" style:family="table-cell" style:parent-style-name="Default" style:data-style-name="N11">
      <style:text-properties fo:color="#355269"/>
    </style:style>
    <style:style style:name="ce32" style:family="table-cell" style:parent-style-name="Default" style:data-style-name="N11">
      <style:text-properties fo:color="#127622"/>
    </style:style>
    <style:style style:name="ce33" style:family="table-cell" style:parent-style-name="Default" style:data-style-name="N11">
      <style:text-properties fo:color="#c9211e"/>
    </style:style>
    <style:style style:name="ce34" style:family="table-cell" style:parent-style-name="Default" style:data-style-name="N11">
      <style:table-cell-properties fo:background-color="#eeeeee" fo:border="0.74pt solid #000000"/>
    </style:style>
    <style:style style:name="ce35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6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39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2]" office:value-type="float" office:value="820" calcext:value-type="float">
            <text:p>820.0</text:p>
          </table:table-cell>
          <table:table-cell/>
          <table:table-cell table:style-name="ce6"/>
          <table:table-cell table:style-name="ce6" table:formula="of:=[.T9]" office:value-type="float" office:value="4513458.924" calcext:value-type="float">
            <text:p>4513458.924</text:p>
          </table:table-cell>
          <table:table-cell table:style-name="ce11" table:formula="of:=[.U9]" office:value-type="float" office:value="329525.2" calcext:value-type="float">
            <text:p>329,525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200" calcext:value-type="float">
            <text:p>820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8166666666667" calcext:value-type="float">
            <text:p>19.8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13" calcext:value-type="float">
            <text:p>32.13</text:p>
          </table:table-cell>
          <table:table-cell table:style-name="ce12" table:formula="of:=[.T10]" office:value-type="percentage" office:value="32.13" calcext:value-type="percentage">
            <text:p>321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39" table:formula="of:=[.AI3]*2.20462" office:value-type="float" office:value="119.04948" calcext:value-type="float">
            <text:p>119.05</text:p>
          </table:table-cell>
          <table:table-cell table:style-name="ce39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8" calcext:value-type="float">
            <text:p>54.8</text:p>
          </table:table-cell>
          <table:table-cell table:style-name="ce10" table:formula="of:=[.V4]/60" office:value-type="percentage" office:value="0.00274" calcext:value-type="percentage">
            <text:p>0.27%</text:p>
          </table:table-cell>
          <table:table-cell table:style-name="ce9" table:formula="of:=1%*(1+3+3%*[.D59])+([.E7]/100/100/2)+1%" office:value-type="percentage" office:value="0.1644" calcext:value-type="percentage">
            <text:p>16.44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39" table:formula="of:=[.AI4]*2.20462" office:value-type="float" office:value="224.87124" calcext:value-type="float">
            <text:p>224.87</text:p>
          </table:table-cell>
          <table:table-cell table:style-name="ce39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39" table:formula="of:=SUM([.AJ3:.AJ4])" office:value-type="float" office:value="343.92072" calcext:value-type="float">
            <text:p>343.92</text:p>
          </table:table-cell>
          <table:table-cell table:style-name="ce39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20" calcext:value-type="float">
            <text:p>820</text:p>
          </table:table-cell>
          <table:table-cell table:style-name="ce5" table:formula="of:=[.D6]*(1+[.AC15])" office:value-type="float" office:value="10988" calcext:value-type="float">
            <text:p>10988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2" calcext:value-type="percentage">
            <text:p>155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765829" calcext:value-type="float">
            <text:p>1765829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513458.924" calcext:value-type="float">
            <text:p>4513458.924</text:p>
          </table:table-cell>
          <table:table-cell table:style-name="ce6" table:formula="of:=([.R11]+[.R12])/2" office:value-type="float" office:value="329525.2" calcext:value-type="float">
            <text:p>329525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7261088.848" calcext:value-type="float">
            <text:p>7261088.84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13" calcext:value-type="percentage">
            <text:p>3213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517099026553" calcext:value-type="percentage">
            <text:p>97.5%</text:p>
          </table:table-cell>
          <table:table-cell table:formula="of:=1/(1-[.P11])" office:value-type="float" office:value="39.2419999999999" calcext:value-type="float">
            <text:p>39.2419999999999</text:p>
          </table:table-cell>
          <table:table-cell table:formula="of:=[.$R$2]/(1/(1+[.$N$15]+[.$AU$15]))" office:value-type="float" office:value="316766" calcext:value-type="float">
            <text:p>31676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043313688851" calcext:value-type="percentage">
            <text:p>97.6%</text:p>
          </table:table-cell>
          <table:table-cell table:formula="of:=1/(1-[.P12])" office:value-type="float" office:value="41.742" calcext:value-type="float">
            <text:p>41.742</text:p>
          </table:table-cell>
          <table:table-cell table:formula="of:=[.$R$2]/(1/(1+[.$N$15]+[.$AI$15]+[.$AU$15]))" office:value-type="float" office:value="342284.4" calcext:value-type="float">
            <text:p>342284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280206357702" calcext:value-type="percentage">
            <text:p>97.5%</text:p>
          </table:table-cell>
          <table:table-cell table:style-name="ce14" table:formula="of:=([.Q11]+[.Q12])/2" office:value-type="float" office:value="40.492" calcext:value-type="float">
            <text:p>40.5</text:p>
          </table:table-cell>
          <table:table-cell table:style-name="ce14" table:formula="of:=([.R11]+[.R12])/2" office:value-type="float" office:value="329525.2" calcext:value-type="float">
            <text:p>329525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68" calcext:value-type="percentage">
            <text:p>6.8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13" calcext:value-type="percentage">
            <text:p>321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2" calcext:value-type="percentage">
            <text:p>155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12" calcext:value-type="percentage">
            <text:p>31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12" calcext:value-type="percentage">
            <text:p>61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8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52" calcext:value-type="float">
            <text:p>35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25" calcext:value-type="float">
            <text:p>25</text:p>
          </table:table-cell>
          <table:table-cell table:style-name="ce2" table:formula="of:=[.C18]+([.B18]-1)*20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1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2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2" table:formula="of:=([.L20]+[.M20]*[.$D20])" office:value-type="percentage" office:value="0.85" calcext:value-type="percentage">
            <text:p>85.00%</text:p>
          </table:table-cell>
          <table:table-cell table:style-name="ce32" table:formula="of:=[.N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U20]+[.V20]*[.$D20])*[.$I20]" office:value-type="percentage" office:value="6.8" calcext:value-type="percentage">
            <text:p>680.00%</text:p>
          </table:table-cell>
          <table:table-cell table:style-name="ce32" table:number-columns-repeated="3"/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A20]+[.AB20]*[.$D20])*[.$I20]" office:value-type="percentage" office:value="6.8" calcext:value-type="percentage">
            <text:p>680.00%</text:p>
          </table:table-cell>
          <table:table-cell table:style-name="ce32" office:value-type="percentage" office:value="0.5" calcext:value-type="percentage">
            <text:p>50.00%</text:p>
          </table:table-cell>
          <table:table-cell table:style-name="ce32" office:value-type="percentage" office:value="0.005" calcext:value-type="percentage">
            <text:p>0.50%</text:p>
          </table:table-cell>
          <table:table-cell table:style-name="ce32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4" table:formula="of:=[.C22]+([.B22]-1)*20" office:value-type="float" office:value="66" calcext:value-type="float">
            <text:p>66</text:p>
          </table:table-cell>
          <table:table-cell table:style-name="ce4" table:number-columns-repeated="4"/>
          <table:table-cell table:style-name="ce33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3" table:number-columns-repeated="5"/>
          <table:table-cell table:style-name="ce4" table:number-columns-repeated="6"/>
          <table:table-cell table:style-name="ce33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4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4" table:formula="of:=([.O23]+[.P23]*[.$D23])" office:value-type="percentage" office:value="1.35" calcext:value-type="percentage">
            <text:p>135.00%</text:p>
          </table:table-cell>
          <table:table-cell table:style-name="ce34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4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4" table:formula="of:=([.AG23]+[.AH23]*[.$D23])*[.$I23]" office:value-type="percentage" office:value="2.5" calcext:value-type="percentage">
            <text:p>250.00%</text:p>
          </table:table-cell>
          <table:table-cell table:style-name="ce34" table:number-columns-repeated="3"/>
          <table:table-cell table:style-name="ce13" table:number-columns-repeated="6"/>
          <table:table-cell table:style-name="ce34" office:value-type="percentage" office:value="0.2" calcext:value-type="percentage">
            <text:p>2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5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5" table:formula="of:=([.R24]+[.S24]*[.$D24])" office:value-type="percentage" office:value="1.1" calcext:value-type="percentage">
            <text:p>110.00%</text:p>
          </table:table-cell>
          <table:table-cell table:style-name="ce35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5" office:value-type="percentage" office:value="0.75" calcext:value-type="percentage">
            <text:p>7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6" table:formula="of:=[.C26]+([.B26]-1)*20" office:value-type="float" office:value="65" calcext:value-type="float">
            <text:p>6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6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6" table:number-columns-repeated="2"/>
          <table:table-cell table:style-name="ce16" table:number-columns-repeated="6"/>
          <table:table-cell table:style-name="ce36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4" table:number-columns-repeated="2"/>
          <table:table-cell table:style-name="ce13" table:number-columns-repeated="6"/>
          <table:table-cell table:style-name="ce34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52" calcext:value-type="float">
            <text:p>35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1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1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1" table:formula="of:=([.L30]+[.M30]*[.$D30])" office:value-type="percentage" office:value="1.35" calcext:value-type="percentage">
            <text:p>135.00%</text:p>
          </table:table-cell>
          <table:table-cell table:style-name="ce31" table:formula="of:=[.N30]" office:value-type="percentage" office:value="12.15" calcext:value-type="percentage">
            <text:p>1215.00%</text:p>
          </table:table-cell>
          <table:table-cell table:style-name="ce31" office:value-type="percentage" office:value="1" calcext:value-type="percentage">
            <text:p>100.00%</text:p>
          </table:table-cell>
          <table:table-cell table:style-name="ce31" office:value-type="percentage" office:value="0.005" calcext:value-type="percentage">
            <text:p>0.50%</text:p>
          </table:table-cell>
          <table:table-cell table:style-name="ce31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1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2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formula="of:=[.C33]+([.B33]-1)*20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4" table:formula="of:=[.C34]+([.B34]-1)*20" office:value-type="float" office:value="59" calcext:value-type="float">
            <text:p>5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3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5" table:formula="of:=[.C36]+([.B36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5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13" table:formula="of:=[.C37]+([.B37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4" table:formula="of:=([.AP37]+[.AQ37]*[.$D37])" office:value-type="percentage" office:value="0.585" calcext:value-type="percentage">
            <text:p>58.50%</text:p>
          </table:table-cell>
          <table:table-cell table:style-name="ce34" table:formula="of:=[.AR37]" office:value-type="percentage" office:value="5.265" calcext:value-type="percentage">
            <text:p>526.50%</text:p>
          </table:table-cell>
          <table:table-cell table:style-name="ce34" table:number-columns-repeated="3"/>
          <table:table-cell table:style-name="ce13" table:number-columns-repeated="6"/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34" office:value-type="percentage" office:value="0.3" calcext:value-type="percentage">
            <text:p>3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AP37]+[.AQ37]*[.$D37])*[.$I37]" office:value-type="percentage" office:value="5.265" calcext:value-type="percentage">
            <text:p>526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6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6" table:formula="of:=([.AD38]+[.AE38]*[.$D38])" office:value-type="percentage" office:value="0.65" calcext:value-type="percentage">
            <text:p>65.00%</text:p>
          </table:table-cell>
          <table:table-cell table:style-name="ce36" table:formula="of:=[.AF38]" office:value-type="percentage" office:value="5.85" calcext:value-type="percentage">
            <text:p>585.00%</text:p>
          </table:table-cell>
          <table:table-cell table:style-name="ce36" table:number-columns-repeated="3"/>
          <table:table-cell table:style-name="ce16" table:number-columns-repeated="6"/>
          <table:table-cell table:style-name="ce36" table:number-columns-repeated="9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6" office:value-type="percentage" office:value="0.3" calcext:value-type="percentage">
            <text:p>30.00%</text:p>
          </table:table-cell>
          <table:table-cell table:style-name="ce36" office:value-type="percentage" office:value="0.005" calcext:value-type="percentage">
            <text:p>0.50%</text:p>
          </table:table-cell>
          <table:table-cell table:style-name="ce36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13" table:formula="of:=[.C39]+([.B39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4" table:formula="of:=([.R39]+[.S39]*[.$D39])" office:value-type="percentage" office:value="0.84" calcext:value-type="percentage">
            <text:p>84.00%</text:p>
          </table:table-cell>
          <table:table-cell table:style-name="ce34" table:formula="of:=[.T39]" office:value-type="percentage" office:value="6.72" calcext:value-type="percentage">
            <text:p>672.00%</text:p>
          </table:table-cell>
          <table:table-cell table:style-name="ce34" table:number-columns-repeated="3"/>
          <table:table-cell table:style-name="ce13" table:number-columns-repeated="3"/>
          <table:table-cell table:style-name="ce34" office:value-type="percentage" office:value="0.5" calcext:value-type="percentage">
            <text:p>5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R39]+[.S39]*[.$D39])*[.$I39]" office:value-type="percentage" office:value="6.72" calcext:value-type="percentage">
            <text:p>672.00%</text:p>
          </table:table-cell>
          <table:table-cell table:style-name="ce34" table:number-columns-repeated="12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float" office:value="15" calcext:value-type="float">
            <text:p>15</text:p>
          </table:table-cell>
          <table:table-cell table:style-name="ce2" table:formula="of:=[.C42]+([.B42]-1)*20" office:value-type="float" office:value="15" calcext:value-type="float">
            <text:p>15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1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1" table:number-columns-repeated="5"/>
          <table:table-cell table:style-name="ce2" table:number-columns-repeated="3"/>
          <table:table-cell table:style-name="ce31" table:number-columns-repeated="15"/>
          <table:table-cell table:style-name="ce2" table:number-columns-repeated="6"/>
          <table:table-cell table:style-name="ce31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formula="of:=[.C43]+([.B43]-1)*2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365" calcext:value-type="percentage">
            <text:p>36.50%</text:p>
          </table:table-cell>
          <table:table-cell table:style-name="ce9" table:formula="of:=[.N43]" office:value-type="percentage" office:value="2.92" calcext:value-type="percentage">
            <text:p>29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92" calcext:value-type="percentage">
            <text:p>29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3" table:formula="of:=[.C44]+([.B44]-1)*20" office:value-type="float" office:value="23" calcext:value-type="float">
            <text:p>2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2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2" table:number-columns-repeated="5"/>
          <table:table-cell table:style-name="ce3" table:number-columns-repeated="3"/>
          <table:table-cell table:style-name="ce32" table:number-columns-repeated="15"/>
          <table:table-cell table:style-name="ce3" table:number-columns-repeated="6"/>
          <table:table-cell table:style-name="ce32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13" table:formula="of:=[.C45]+([.B45]-1)*20" office:value-type="float" office:value="19" calcext:value-type="float">
            <text:p>1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4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18" calcext:value-type="float">
            <text:p>18</text:p>
          </table:table-cell>
          <table:table-cell table:style-name="ce15" table:formula="of:=[.C46]+([.B46]-1)*20" office:value-type="float" office:value="18" calcext:value-type="float">
            <text:p>1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5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5" table:formula="of:=([.L46]+[.M46]*[.$D46])" office:value-type="percentage" office:value="0.24" calcext:value-type="percentage">
            <text:p>24.00%</text:p>
          </table:table-cell>
          <table:table-cell table:style-name="ce35" table:formula="of:=[.N46]" office:value-type="percentage" office:value="2.16" calcext:value-type="percentage">
            <text:p>216.00%</text:p>
          </table:table-cell>
          <table:table-cell table:style-name="ce35" office:value-type="percentage" office:value="0.15" calcext:value-type="percentage">
            <text:p>15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46]+[.M46]*[.$D46])*[.$I46]" office:value-type="percentage" office:value="2.16" calcext:value-type="percentage">
            <text:p>216.00%</text:p>
          </table:table-cell>
          <table:table-cell table:style-name="ce15" table:number-columns-repeated="3"/>
          <table:table-cell table:style-name="ce35" table:number-columns-repeated="15"/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G46]+[.AH46]*[.$D46])*[.$I46]" office:value-type="percentage" office:value="0.612" calcext:value-type="percentage">
            <text:p>61.20%</text:p>
          </table:table-cell>
          <table:table-cell table:style-name="ce35" office:value-type="percentage" office:value="0.05" calcext:value-type="percentage">
            <text:p>5.00%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35" table:formula="of:=([.AJ46]+[.AK46]*[.$D46])*[.$I46]" office:value-type="percentage" office:value="0.612" calcext:value-type="percentage">
            <text:p>61.20%</text:p>
          </table:table-cell>
          <table:table-cell table:style-name="ce35" table:number-columns-repeated="3"/>
          <table:table-cell table:style-name="ce15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13" table:formula="of:=[.C47]+([.B47]-1)*20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4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4" table:number-columns-repeated="5"/>
          <table:table-cell table:style-name="ce13" table:number-columns-repeated="3"/>
          <table:table-cell table:style-name="ce34" table:number-columns-repeated="15"/>
          <table:table-cell table:style-name="ce13" table:number-columns-repeated="6"/>
          <table:table-cell table:style-name="ce34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26" calcext:value-type="float">
            <text:p>1726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51]+([.B51]-1)*2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55]+([.B55]-1)*20" office:value-type="float" office:value="8" calcext:value-type="float">
            <text:p>8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57]+([.B57]-1)*20" office:value-type="float" office:value="14" calcext:value-type="float">
            <text:p>14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59]+([.B59]-1)*20" office:value-type="float" office:value="48" calcext:value-type="float">
            <text:p>48</text:p>
          </table:table-cell>
          <table:table-cell table:number-columns-repeated="6"/>
          <table:table-cell table:style-name="ce9" table:formula="of:=300%+[.D59]*3%" office:value-type="percentage" office:value="4.44" calcext:value-type="percentage">
            <text:p>444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0]+([.B60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63]+([.B63]-1)*20" office:value-type="float" office:value="2" calcext:value-type="float">
            <text:p>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121]+([.B121]-1)*20" office:value-type="float" office:value="21" calcext:value-type="float">
            <text:p>21</text:p>
          </table:table-cell>
          <table:table-cell table:style-name="ce13" table:number-columns-repeated="6"/>
          <table:table-cell table:style-name="ce34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52 - The Azarinth Sentinel" calcext:value-type="string">
            <text:p>Class 1: 35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2" calcext:value-type="float">
            <text:p>35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52 - Kin of Ash" calcext:value-type="string">
            <text:p>Class 2: 35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2" calcext:value-type="float">
            <text:p>35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 86 - The Faen Valkyrie" calcext:value-type="string">
            <text:p>Class 3: <text:s/>86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86" calcext:value-type="float">
            <text:p>86</text:p>
          </table:table-cell>
          <table:table-cell table:formula="of:=LEN([.C125])" office:value-type="float" office:value="2" calcext:value-type="float">
            <text:p>2</text:p>
          </table:table-cell>
          <table:table-cell table:formula="of:=REPT(&quot; &quot;; MAX([.$D$123:.$D$125])-[.D125]+1)" office:value-type="string" office:string-value="  " calcext:value-type="string">
            <text:p><text:s text:c="2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20" calcext:value-type="string">
            <text:p>Vit: 820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20" calcext:value-type="string">
            <text:p>End: 420</text:p>
          </table:table-cell>
          <table:table-cell table:number-columns-repeated="1023"/>
        </table:table-row>
        <table:table-row table:style-name="ro1">
          <table:table-cell table:formula="of:=COM.MICROSOFT.CONCAT(&quot;Str: &quot;; [.E134];[.J134];[.F134];[.G134];[.H134])" office:value-type="string" office:string-value="Str: 515  [6,901.0]" calcext:value-type="string">
            <text:p>Str: 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&quot;Dex: &quot;; [.E135];[.J135];[.F135];[.G135];[.H135])" office:value-type="string" office:string-value="Dex: 425  [2,805.0]" calcext:value-type="string">
            <text:p>Dex: 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formula="of:=COM.MICROSOFT.CONCAT(&quot;Int: &quot;; [.E136];[.J136];[.F136]; [.G136]; [.H136])" office:value-type="string" office:string-value="Int: 820 [10,988.0]" calcext:value-type="string">
            <text:p>Int: 820 [10,988.0]</text:p>
          </table:table-cell>
          <table:table-cell table:number-columns-repeated="3"/>
          <table:table-cell table:formula="of:=[.D6]" office:value-type="float" office:value="820" calcext:value-type="float">
            <text:p>82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988.0" calcext:value-type="string">
            <text:p>10,988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number-columns-repeated="1014"/>
        </table:table-row>
        <table:table-row table:style-name="ro1">
          <table:table-cell table:formula="of:=COM.MICROSOFT.CONCAT(&quot;Wis: &quot;; [.D7])" office:value-type="string" office:string-value="Wis: 1000" calcext:value-type="string">
            <text:p>Wis: 10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13.0%" calcext:value-type="string">
            <text:p>Resilience: 3,213.0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13.0%" calcext:value-type="string">
            <text:p>3,213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2.0%" calcext:value-type="string">
            <text:p>Damage+: <text:s text:c="3"/>1,552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2.0%" calcext:value-type="string">
            <text:p>1,552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 8,200" calcext:value-type="string">
            <text:p>Health: <text:s text:c="2"/>8,200</text:p>
          </table:table-cell>
          <table:table-cell table:formula="of:=TEXT([.R2];&quot;#,##0&quot;)" office:value-type="string" office:string-value="8,200" calcext:value-type="string">
            <text:p>8,200</text:p>
          </table:table-cell>
          <table:table-cell table:formula="of:=LEN([.B143])" office:value-type="float" office:value="5" calcext:value-type="float">
            <text:p>5</text:p>
          </table:table-cell>
          <table:table-cell table:formula="of:=REPT(&quot; &quot;;MAX([.$C$143:.$C$145])-[.C143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19.8]" calcext:value-type="string">
            <text:p>hp/sec: <text:s/>0.27% [19.8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19.8" calcext:value-type="string">
            <text:p>19.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8]" calcext:value-type="string">
            <text:p>w/Med: <text:s text:c="2"/>0.27% [54.8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8" calcext:value-type="string">
            <text:p>54.8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28% [hp x 40.49]" calcext:value-type="string">
            <text:p>Mitigation: <text:s text:c="6"/>97.528% [hp x 40.49]</text:p>
          </table:table-cell>
          <table:table-cell/>
          <table:table-cell table:formula="of:=TEXT([.P13];&quot;#,##0.000%&quot;)" office:value-type="string" office:string-value="97.528%" calcext:value-type="string">
            <text:p>97.52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0.49" calcext:value-type="string">
            <text:p>40.49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329,525.2" calcext:value-type="string">
            <text:p>Effective Health: 329,525.2</text:p>
          </table:table-cell>
          <table:table-cell/>
          <table:table-cell table:formula="of:=TEXT([.R13];&quot;#,##0.0&quot;)" office:value-type="string" office:string-value="329,525.2" calcext:value-type="string">
            <text:p>329,525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5 Absolute Destruction     x3 " calcext:value-type="string">
            <text:p>3-25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5" calcext:value-type="float">
            <text:p>25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6 Sentinel Sphere          x1 " calcext:value-type="string">
            <text:p>3-26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6" calcext:value-type="float">
            <text:p>26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5 Azarinth Perception      x8 " calcext:value-type="string">
            <text:p>3-25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5" calcext:value-type="float">
            <text:p>25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1 Heart of Cinder          x9 " calcext:value-type="string">
            <text:p>3-21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1" calcext:value-type="float">
            <text:p>21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19 Storm of Cinders         x2 " calcext:value-type="string">
            <text:p>3-19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9" calcext:value-type="float">
            <text:p>19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5 Ashen Wings              x9 " calcext:value-type="string">
            <text:p>3-25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5" calcext:value-type="float">
            <text:p>25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8 Keeper of Ash            x8 [84.0% =&gt; 672.0% Damage]" calcext:value-type="string">
            <text:p>3-28 Keeper of Ash <text:s text:c="11"/>x8 [84.0% =&gt; 672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8" calcext:value-type="float">
            <text:p>28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0% =&gt; 672.0%" calcext:value-type="string">
            <text:p>84.0% =&gt; 672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1-15 Force                    x2 " calcext:value-type="string">
            <text:p>1-15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15" calcext:value-type="float">
            <text:p>15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3" calcext:value-type="float">
            <text:p>3</text:p>
          </table:table-cell>
          <table:table-cell table:formula="of:=IF([.H181]&lt;10; &quot;  &quot;; &quot; &quot;)" office:value-type="string" office:string-value="  " calcext:value-type="string">
            <text:p><text:s text:c="2"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36.5% =&gt; 292.0%" calcext:value-type="string">
            <text:p>36.5% =&gt; 29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3  Displacement             x2 " calcext:value-type="string">
            <text:p>2-3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3" calcext:value-type="float">
            <text:p>3</text:p>
          </table:table-cell>
          <table:table-cell table:formula="of:=IF([.H182]&lt;10; &quot;  &quot;; &quot; &quot;)" office:value-type="string" office:string-value="  " calcext:value-type="string">
            <text:p><text:s text:c="2"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1-19 Space Shift              x2 " calcext:value-type="string">
            <text:p>1-19 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9" calcext:value-type="float">
            <text:p>19</text:p>
          </table:table-cell>
          <table:table-cell table:formula="of:=IF([.H183]&lt;10; &quot;  &quot;; &quot; &quot;)" office:value-type="string" office:string-value=" " calcext:value-type="string">
            <text:p><text:s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4]; &quot;-&quot;; [.H184]; [.I184]; [.A46]; [.J184]; [.C184]; [.K184]; [.L184]; [.M184]; [.N184];[.O184];[.P184];[.Q184] )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155]-[.D184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8" calcext:value-type="float">
            <text:p>18</text:p>
          </table:table-cell>
          <table:table-cell table:formula="of:=IF([.H184]&lt;10; &quot;  &quot;; &quot; &quot;)" office:value-type="string" office:string-value=" " calcext:value-type="string">
            <text:p><text:s/></text:p>
          </table:table-cell>
          <table:table-cell table:formula="of:=REPT(&quot; &quot;; [.E184])" office:value-type="string" office:string-value="     " calcext:value-type="string">
            <text:p><text:s text:c="5"/></text:p>
          </table:table-cell>
          <table:table-cell table:formula="of:=IF([.L184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155]; TEXT([.K46];&quot;#,##0.0%&quot;))" office:value-type="string" office:string-value="24.0% =&gt; 216.0%" calcext:value-type="string">
            <text:p>24.0% =&gt; 216.0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155]; TEXT([.AL46];&quot;#,##0.0%&quot;))" office:value-type="string" office:string-value="6.8% =&gt; 61.2%" calcext:value-type="string">
            <text:p>6.8% =&gt; 61.2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155]; TEXT([.AI46];&quot;#,##0.0%&quot;))" office:value-type="string" office:string-value="5.0% =&gt; 61.2%" calcext:value-type="string">
            <text:p>5.0% =&gt; 61.2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1-6  Space Awareness          x8 " calcext:value-type="string">
            <text:p>1-6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6" calcext:value-type="float">
            <text:p>6</text:p>
          </table:table-cell>
          <table:table-cell table:formula="of:=IF([.H185]&lt;10; &quot;  &quot;; &quot; &quot;)" office:value-type="string" office:string-value="  " calcext:value-type="string">
            <text:p><text:s text:c="2"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9  Deviant of Humanity" calcext:value-type="string">
            <text:p>1-9 <text:s/>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9" calcext:value-type="float">
            <text:p>9</text:p>
          </table:table-cell>
          <table:table-cell table:formula="of:=IF([.H18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8  Harmony of the Drowned" calcext:value-type="string">
            <text:p>1-8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8" calcext:value-type="float">
            <text:p>8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4 Identify" calcext:value-type="string">
            <text:p>1-14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4" calcext:value-type="float">
            <text:p>14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8  Meditation" calcext:value-type="string">
            <text:p>3-8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8" calcext:value-type="float">
            <text:p>8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2  Monster Hunter" calcext:value-type="string">
            <text:p>3-2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2" calcext:value-type="float">
            <text:p>2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2  Soul Perception" calcext:value-type="string">
            <text:p>1-2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2" calcext:value-type="float">
            <text:p>2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1  Wood Magic Resistance" calcext:value-type="string">
            <text:p>2-1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1" calcext:value-type="float">
            <text:p>1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Avatar of Ash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52 - The Azarinth Sentinel" calcext:value-type="string">
            <text:p>Class 1: 352 - The Azarinth Sentinel</text:p>
          </table:table-cell>
        </table:table-row>
        <table:table-row table:style-name="ro1">
          <table:table-cell table:formula="of:=[$Calculations.A124]" office:value-type="string" office:string-value="Class 2: 352 - Kin of Ash" calcext:value-type="string">
            <text:p>Class 2: 352 - Kin of Ash</text:p>
          </table:table-cell>
        </table:table-row>
        <table:table-row table:style-name="ro1">
          <table:table-cell table:formula="of:=[$Calculations.A125]" office:value-type="string" office:string-value="Class 3:  86 - The Faen Valkyrie" calcext:value-type="string">
            <text:p>Class 3: <text:s/>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820" calcext:value-type="string">
            <text:p>Vit: 820</text:p>
          </table:table-cell>
        </table:table-row>
        <table:table-row table:style-name="ro1">
          <table:table-cell table:formula="of:=[$Calculations.A133]" office:value-type="string" office:string-value="End: 420" calcext:value-type="string">
            <text:p>End: 420</text:p>
          </table:table-cell>
        </table:table-row>
        <table:table-row table:style-name="ro1">
          <table:table-cell table:formula="of:=[$Calculations.A134]" office:value-type="string" office:string-value="Str: 515  [6,901.0]" calcext:value-type="string">
            <text:p>Str: 515 <text:s/>[6,901.0]</text:p>
          </table:table-cell>
        </table:table-row>
        <table:table-row table:style-name="ro1">
          <table:table-cell table:formula="of:=[$Calculations.A135]" office:value-type="string" office:string-value="Dex: 425  [2,805.0]" calcext:value-type="string">
            <text:p>Dex: 425 <text:s/>[2,805.0]</text:p>
          </table:table-cell>
        </table:table-row>
        <table:table-row table:style-name="ro1">
          <table:table-cell table:formula="of:=[$Calculations.A136]" office:value-type="string" office:string-value="Int: 820 [10,988.0]" calcext:value-type="string">
            <text:p>Int: 820 [10,988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13.0%" calcext:value-type="string">
            <text:p>Resilience: 3,213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2.0%" calcext:value-type="string">
            <text:p>Damage+: <text:s text:c="3"/>1,552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 8,200" calcext:value-type="string">
            <text:p>Health: <text:s text:c="2"/>8,200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19.8]" calcext:value-type="string">
            <text:p>hp/sec: <text:s/>0.27% [19.8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8]" calcext:value-type="string">
            <text:p>w/Med: <text:s text:c="2"/>0.27% [54.8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28% [hp x 40.49]" calcext:value-type="string">
            <text:p>Mitigation: <text:s text:c="6"/>97.528% [hp x 40.49]</text:p>
          </table:table-cell>
        </table:table-row>
        <table:table-row table:style-name="ro1">
          <table:table-cell table:formula="of:=[$Calculations.A153]" office:value-type="string" office:string-value="Effective Health: 329,525.2" calcext:value-type="string">
            <text:p>Effective Health: 329,525.2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5 Absolute Destruction     x3 " calcext:value-type="string">
            <text:p>3-25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6 Sentinel Sphere          x1 " calcext:value-type="string">
            <text:p>3-26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5 Azarinth Perception      x8 " calcext:value-type="string">
            <text:p>3-25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1 Heart of Cinder          x9 " calcext:value-type="string">
            <text:p>3-21 Heart of Cinder <text:s text:c="9"/>x9 </text:p>
          </table:table-cell>
        </table:table-row>
        <table:table-row table:style-name="ro1">
          <table:table-cell table:formula="of:=[$Calculations.A172]" office:value-type="string" office:string-value="3-19 Storm of Cinders         x2 " calcext:value-type="string">
            <text:p>3-19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5 Ashen Wings              x9 " calcext:value-type="string">
            <text:p>3-25 Ashen Wings <text:s text:c="13"/>x9 </text:p>
          </table:table-cell>
        </table:table-row>
        <table:table-row table:style-name="ro1">
          <table:table-cell table:formula="of:=[$Calculations.A175]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8 Keeper of Ash            x8 [84.0% =&gt; 672.0% Damage]" calcext:value-type="string">
            <text:p>3-28 Keeper of Ash <text:s text:c="11"/>x8 [84.0% =&gt; 672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1-15 Force                    x2 " calcext:value-type="string">
            <text:p>1-15 Force <text:s text:c="19"/>x2 </text:p>
          </table:table-cell>
        </table:table-row>
        <table:table-row table:style-name="ro1">
          <table:table-cell table:formula="of:=[$Calculations.A181]" office:value-type="string" office:string-value="2-3  Flare of Creation        x8 [36.5% =&gt; 292.0% Resilience]" calcext:value-type="string">
            <text:p>2-3 <text:s/>Flare of Creation <text:s text:c="7"/>x8 [36.5% =&gt; 292.0% Resilience]</text:p>
          </table:table-cell>
        </table:table-row>
        <table:table-row table:style-name="ro1">
          <table:table-cell table:formula="of:=[$Calculations.A182]" office:value-type="string" office:string-value="2-3  Displacement             x2 " calcext:value-type="string">
            <text:p>2-3 <text:s/>Displacement <text:s text:c="12"/>x2 </text:p>
          </table:table-cell>
        </table:table-row>
        <table:table-row table:style-name="ro1">
          <table:table-cell table:formula="of:=[$Calculations.A183]" office:value-type="string" office:string-value="1-19 Space Shift              x2 " calcext:value-type="string">
            <text:p>1-19 Space Shift <text:s text:c="13"/>x2 </text:p>
          </table:table-cell>
        </table:table-row>
        <table:table-row table:style-name="ro1">
          <table:table-cell table:formula="of:=[$Calculations.A184]" office:value-type="string" office:string-value="1-18 Body of the Valkyrie     x9 [24.0% =&gt; 216.0% Resilience, 6.8% =&gt; 61.2% Physical Resistance, 5.0% =&gt; 61.2% Magic Resistance]" calcext:value-type="string">
            <text:p>1-18 Body of the Valkyrie <text:s text:c="4"/>x9 [24.0% =&gt; 216.0% Resilience, 6.8% =&gt; 61.2% Physical Resistance, 5.0% =&gt; 61.2% Magic Resistance]</text:p>
          </table:table-cell>
        </table:table-row>
        <table:table-row table:style-name="ro1">
          <table:table-cell table:formula="of:=[$Calculations.A185]" office:value-type="string" office:string-value="1-6  Space Awareness          x8 " calcext:value-type="string">
            <text:p>1-6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9  Deviant of Humanity" calcext:value-type="string">
            <text:p>1-9 <text:s/>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8  Harmony of the Drowned" calcext:value-type="string">
            <text:p>1-8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4 Identify" calcext:value-type="string">
            <text:p>1-14 Identify</text:p>
          </table:table-cell>
        </table:table-row>
        <table:table-row table:style-name="ro1">
          <table:table-cell table:formula="of:=[$Calculations.A196]" office:value-type="string" office:string-value="3-8  Meditation" calcext:value-type="string">
            <text:p>3-8 <text:s/>Meditation</text:p>
          </table:table-cell>
        </table:table-row>
        <table:table-row table:style-name="ro1">
          <table:table-cell table:formula="of:=[$Calculations.A197]" office:value-type="string" office:string-value="3-2  Monster Hunter" calcext:value-type="string">
            <text:p>3-2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2  Soul Perception" calcext:value-type="string">
            <text:p>1-2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1  Wood Magic Resistance" calcext:value-type="string">
            <text:p>2-1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0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1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2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3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4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7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7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8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3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4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3]" office:value-type="string" office:string-value="                Partially shock absorbent." calcext:value-type="string">
            <text:p><text:s text:c="16"/>Partially shock absorb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3:03:46.083000000</dc:date>
    <meta:generator>LibreOffice/7.0.5.2$Windows_X86_64 LibreOffice_project/64390860c6cd0aca4beafafcfd84613dd9dfb63a</meta:generator>
    <meta:editing-duration>PT7H13M16S</meta:editing-duration>
    <meta:editing-cycles>62</meta:editing-cycles>
    <meta:document-statistic meta:table-count="2" meta:cell-count="1609" meta:object-count="0"/>
    <meta:user-defined meta:name="AppVersion">16.0300</meta:user-defined>
  </office:meta>
</office:document-meta>
</file>